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12mm"/>
    </style:style>
    <style:style style:name="co2" style:family="table-column">
      <style:table-column-properties fo:break-before="auto" style:column-width="28.79mm"/>
    </style:style>
    <style:style style:name="co3" style:family="table-column">
      <style:table-column-properties fo:break-before="auto" style:column-width="16.93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6.35mm" fo:break-before="auto" style:use-optimal-row-height="true"/>
    </style:style>
    <style:style style:name="ta1" style:family="table" style:master-page-name="PageStyle_5f_Model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 style:data-style-name="N117">
      <style:table-cell-properties fo:background-color="#f2f2f2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f2f2f2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8" style:family="table-cell" style:parent-style-name="Default" style:data-style-name="N117">
      <style:table-cell-properties style:rotation-align="none"/>
    </style:style>
    <style:style style:name="ce9" style:family="table-cell" style:parent-style-name="Excel_20_Built-in_20_Percent" style:data-style-name="N11">
      <style:table-cell-properties fo:background-color="#f2f2f2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101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Model napovedi cen</text:p>
          </table:table-cell>
          <table:covered-table-cell table:number-columns-repeated="4" table:style-name="ce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Začetna cena</text:p>
          </table:table-cell>
          <table:table-cell table:style-name="ce1"/>
          <table:table-cell table:style-name="ce3" office:value-type="string" calcext:value-type="string">
            <text:p>Izhodiščno leto</text:p>
          </table:table-cell>
          <table:table-cell table:style-name="ce1"/>
          <table:table-cell table:style-name="ce3" office:value-type="string" calcext:value-type="string">
            <text:p>Stopnja inflacije</text:p>
          </table:table-cell>
          <table:table-cell table:style-name="ce1" table:number-columns-repeated="1018"/>
        </table:table-row>
        <table:table-row table:style-name="ro1">
          <table:table-cell/>
          <table:table-cell table:style-name="ce4" office:value-type="currency" office:currency="EUR" office:value="500" calcext:value-type="currency">
            <text:p><text:s/>500,00 € </text:p>
          </table:table-cell>
          <table:table-cell/>
          <table:table-cell table:style-name="ce7" office:value-type="float" office:value="2020" calcext:value-type="float">
            <text:p>2020</text:p>
          </table:table-cell>
          <table:table-cell/>
          <table:table-cell table:style-name="ce9" office:value-type="percentage" office:value="0.0135" calcext:value-type="percentage">
            <text:p>1,35 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Leto</text:p>
          </table:table-cell>
          <table:table-cell table:style-name="ce6" office:value-type="string" calcext:value-type="string">
            <text:p>Cena blaga</text:p>
          </table:table-cell>
          <table:table-cell table:style-name="ce1" table:number-columns-repeated="1020"/>
        </table:table-row>
        <table:table-row table:style-name="ro1">
          <table:table-cell table:number-columns-repeated="2"/>
          <table:table-cell table:formula="of:=[.$D$5]" office:value-type="float" office:value="2020" calcext:value-type="float">
            <text:p>2020</text:p>
          </table:table-cell>
          <table:table-cell table:style-name="ce8" table:formula="of:=[.$B$5]" office:value-type="currency" office:currency="EUR" office:value="500" calcext:value-type="currency">
            <text:p><text:s/>500,00 € 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8]+1" office:value-type="float" office:value="2021" calcext:value-type="float">
            <text:p>2021</text:p>
          </table:table-cell>
          <table:table-cell table:style-name="ce8" table:formula="of:=[.D8]+[.D8]*[.$F$5]" office:value-type="currency" office:currency="EUR" office:value="506.75" calcext:value-type="currency">
            <text:p><text:s/>506,75 € 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9]+1" office:value-type="float" office:value="2022" calcext:value-type="float">
            <text:p>2022</text:p>
          </table:table-cell>
          <table:table-cell table:style-name="ce8" table:formula="of:=[.D9]+[.D9]*[.$F$5]" office:value-type="currency" office:currency="EUR" office:value="513.591125" calcext:value-type="currency">
            <text:p><text:s/>513,59 € 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0]+1" office:value-type="float" office:value="2023" calcext:value-type="float">
            <text:p>2023</text:p>
          </table:table-cell>
          <table:table-cell table:style-name="ce8" table:formula="of:=[.D10]+[.D10]*[.$F$5]" office:value-type="currency" office:currency="EUR" office:value="520.5246051875" calcext:value-type="currency">
            <text:p><text:s/>520,52 € 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1]+1" office:value-type="float" office:value="2024" calcext:value-type="float">
            <text:p>2024</text:p>
          </table:table-cell>
          <table:table-cell table:style-name="ce8" table:formula="of:=[.D11]+[.D11]*[.$F$5]" office:value-type="currency" office:currency="EUR" office:value="527.551687357531" calcext:value-type="currency">
            <text:p><text:s/>527,55 € 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2]+1" office:value-type="float" office:value="2025" calcext:value-type="float">
            <text:p>2025</text:p>
          </table:table-cell>
          <table:table-cell table:style-name="ce8" table:formula="of:=[.D12]+[.D12]*[.$F$5]" office:value-type="currency" office:currency="EUR" office:value="534.673635136858" calcext:value-type="currency">
            <text:p><text:s/>534,67 € 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3]+1" office:value-type="float" office:value="2026" calcext:value-type="float">
            <text:p>2026</text:p>
          </table:table-cell>
          <table:table-cell table:style-name="ce8" table:formula="of:=[.D13]+[.D13]*[.$F$5]" office:value-type="currency" office:currency="EUR" office:value="541.891729211206" calcext:value-type="currency">
            <text:p><text:s/>541,89 € 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4]+1" office:value-type="float" office:value="2027" calcext:value-type="float">
            <text:p>2027</text:p>
          </table:table-cell>
          <table:table-cell table:style-name="ce8" table:formula="of:=[.D14]+[.D14]*[.$F$5]" office:value-type="currency" office:currency="EUR" office:value="549.207267555557" calcext:value-type="currency">
            <text:p><text:s/>549,21 € 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5]+1" office:value-type="float" office:value="2028" calcext:value-type="float">
            <text:p>2028</text:p>
          </table:table-cell>
          <table:table-cell table:style-name="ce8" table:formula="of:=[.D15]+[.D15]*[.$F$5]" office:value-type="currency" office:currency="EUR" office:value="556.621565667557" calcext:value-type="currency">
            <text:p><text:s/>556,62 € 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6]+1" office:value-type="float" office:value="2029" calcext:value-type="float">
            <text:p>2029</text:p>
          </table:table-cell>
          <table:table-cell table:style-name="ce8" table:formula="of:=[.D16]+[.D16]*[.$F$5]" office:value-type="currency" office:currency="EUR" office:value="564.135956804069" calcext:value-type="currency">
            <text:p><text:s/>564,14 € </text:p>
          </table:table-cell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non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 %</number:text>
    </number:percentage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8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ar">€</number:currency-symbol>
      <number:text> </number:text>
    </number:currency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del" style:display-name="PageStyle_Mod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želj Gregor</meta:initial-creator>
    <dc:creator>Anželj Gregor</dc:creator>
    <meta:creation-date>2020-07-15T13:21:47</meta:creation-date>
    <dc:date>2020-07-17T06:48:13</dc:date>
    <meta:generator>LibreOffice/5.0.6.3$Windows_x86 LibreOffice_project/490fc03b25318460cfc54456516ea2519c11d1aa</meta:generator>
    <meta:document-statistic meta:table-count="1" meta:cell-count="2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